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1508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ab/>Представляем вашему вниманию нового помощника в мире математики – интерактивного Telegram-бота! Этот умный бот станет вашим незаменимым инструментом для решения самых разнообразных математических задач прямо в мессенджере.</text:p>
      <text:p text:style-name="Text_20_body"><text:span text:style-name="Strong_20_Emphasis">Что умеет наш бот?</text:span></text:p>
      <text:list text:style-name="L1">
        <text:list-item>
          <text:p text:style-name="P3"><text:span text:style-name="Strong_20_Emphasis">Решать уравнения:</text:span> Забудьте о рутинных вычислениях! Бот справится с любыми уравнениями, будь то простые линейные, сложные тригонометрические или логарифмические. </text:p>
        </text:list-item>
        <text:list-item>
          <text:p text:style-name="P3"><text:span text:style-name="Strong_20_Emphasis">Строить графики:</text:span> Визуализируйте функции легко и быстро. Бот построит графики для линейных, квадратичных, тригонометрических, экспоненциальных и многих других типов функций. </text:p>
        </text:list-item>
        <text:list-item>
          <text:p text:style-name="P3"><text:span text:style-name="Strong_20_Emphasis">Работать как продвинутый калькулятор:</text:span> Выполняйте сложные вычисления, используя основные математические функции. </text:p>
        </text:list-item>
        <text:list-item>
          <text:p text:style-name="P3"><text:span text:style-name="Strong_20_Emphasis">Показывать время по всему миру:</text:span> Узнайте текущее время в любом уголке планеты. </text:p>
        </text:list-item>
        <text:list-item>
          <text:p text:style-name="P2"><text:span text:style-name="Strong_20_Emphasis">Собирать статистику:</text:span> Бот ведет учет своего использования, предоставляя ценную информацию. </text:p>
        </text:list-item>
      </text:list>
      <text:p text:style-name="Text_20_body">Для вашего удобства бот оснащен <text:span text:style-name="Strong_20_Emphasis">интерактивными клавиатурами</text:span>, которые делают взаимодействие максимально простым и интуитивно понятным.</text:p>
      <text:p text:style-name="Text_20_body"><text:span text:style-name="Strong_20_Emphasis">Техническая сторона:</text:span></text:p>
      <text:p text:style-name="Text_20_body">Бот разработан на языке <text:span text:style-name="Strong_20_Emphasis">Python</text:span> с использованием библиотеки <text:span text:style-name="Strong_20_Emphasis">python-telegram-bot</text:span> для интеграции с Telegram. Для решения математических задач задействованы мощные библиотеки: <text:span text:style-name="Strong_20_Emphasis">sympy</text:span> для работы с уравнениями, <text:span text:style-name="Strong_20_Emphasis">matplotlib</text:span> для построения графиков и <text:span text:style-name="Strong_20_Emphasis">numpy</text:span> для быстрых вычислений.</text:p>
      <text:p text:style-name="Text_20_body"><text:span text:style-name="Strong_20_Emphasis">Структура проекта:</text:span></text:p>
      <text:p text:style-name="Text_20_body">Проект имеет четкую и логичную структуру, включающую:</text:p>
      <text:list text:style-name="L2">
        <text:list-item>
          <text:p text:style-name="P5"><text:span text:style-name="Source_20_Text">bot.py</text:span>: Точка входа для запуска бота. </text:p>
        </text:list-item>
        <text:list-item>
          <text:p text:style-name="P5"><text:span text:style-name="Source_20_Text">bot_instance.py</text:span>: Основной класс, отвечающий за настройку и работу бота. </text:p>
        </text:list-item>
        <text:list-item>
          <text:p text:style-name="P5"><text:span text:style-name="Source_20_Text">handlers.py</text:span>: Обработчики команд и сообщений от пользователей. </text:p>
        </text:list-item>
        <text:list-item>
          <text:p text:style-name="P5"><text:span text:style-name="Source_20_Text">services.py</text:span>: Модуль, объединяющий все основные сервисы бота (калькулятор, построитель графиков, решатель уравнений). </text:p>
        </text:list-item>
        <text:list-item>
          <text:p text:style-name="P5"><text:span text:style-name="Source_20_Text">process_manager.py</text:span>: Управление жизненным циклом процессов бота. </text:p>
        </text:list-item>
        <text:list-item>
          <text:p text:style-name="P5"><text:span text:style-name="Source_20_Text">keyboards.py</text:span>: Файл с определениями интерактивных клавиатур. </text:p>
        </text:list-item>
        <text:list-item>
          <text:p text:style-name="P5"><text:span text:style-name="Source_20_Text">config.py</text:span>: Конфигурационные параметры бота, включая токен. </text:p>
        </text:list-item>
        <text:list-item>
          <text:p text:style-name="P5"><text:span text:style-name="Source_20_Text">database.py</text:span>: Работа с базой данных SQLite для хранения статистики. </text:p>
        </text:list-item>
        <text:list-item>
          <text:p text:style-name="P5"><text:span text:style-name="Source_20_Text">message_formatter.py</text:span>: Форматирование выводимых сообщений. </text:p>
        </text:list-item>
        <text:list-item>
          <text:p text:style-name="P5"><text:span text:style-name="Source_20_Text">graph_plotter.py</text:span>: Логика построения графиков. </text:p>
        </text:list-item>
        <text:list-item>
          <text:p text:style-name="P5"><text:span text:style-name="Source_20_Text">calculator.py</text:span>: Реализация функционала калькулятора. </text:p>
        </text:list-item>
        <text:list-item>
          <text:p text:style-name="P5"><text:span text:style-name="Source_20_Text">equation_solver.py</text:span>: Модуль для решения уравнений. </text:p>
        </text:list-item>
        <text:list-item>
          <text:p text:style-name="P4"><text:span text:style-name="Source_20_Text">utils.py</text:span>: Вспомогательные функции для различных задач. </text:p>
        </text:list-item>
      </text:list>
      <text:p text:style-name="Text_20_body"><text:span text:style-name="Strong_20_Emphasis">Как начать пользоваться:</text:span></text:p>
      <text:list text:style-name="L3">
        <text:list-item>
          <text:p text:style-name="P7"><text:span text:style-name="Strong_20_Emphasis">Убедитесь, что у вас установлен Python версии 3.8 или выше.</text:span> </text:p>
        </text:list-item>
        <text:list-item>
          <text:p text:style-name="P6"><text:soft-page-break/><text:span text:style-name="Strong_20_Emphasis">Установите необходимые зависимости:</text:span></text:p>
          <text:p text:style-name="P1"><text:span text:style-name="Source_20_Text">pip install -r requirements.txt</text:span></text:p>
        </text:list-item>
        <text:list-item>
          <text:p text:style-name="P7"><text:span text:style-name="Strong_20_Emphasis">Создайте файл </text:span><text:span text:style-name="Strong_20_Emphasis"><text:span text:style-name="Source_20_Text">.env</text:span></text:span><text:span text:style-name="Strong_20_Emphasis"> в корне проекта и добавьте в него ваш Telegram-бот токен</text:span>, который можно получить у @BotFather. </text:p>
        </text:list-item>
        <text:list-item>
          <text:p text:style-name="P8"><text:span text:style-name="Strong_20_Emphasis">Запустите бота:</text:span></text:p>
          <text:p text:style-name="P1"><text:span text:style-name="Source_20_Text">python bot.py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6:24:10.469094208</meta:creation-date>
    <dc:date>2025-12-30T16:25:12.830232799</dc:date>
    <meta:editing-duration>PT1M4S</meta:editing-duration>
    <meta:editing-cycles>1</meta:editing-cycles>
    <meta:document-statistic meta:table-count="0" meta:image-count="0" meta:object-count="0" meta:page-count="2" meta:paragraph-count="32" meta:word-count="310" meta:character-count="2467" meta:non-whitespace-character-count="2189"/>
    <meta:generator>LibreOffice/24.2.7.2$Linux_X86_64 LibreOffice_project/420$Build-2</meta:generator>
  </office:meta>
</office:document-meta>
</file>